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Verdana" svg:font-family="Verdana"/>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2">
      <style:paragraph-properties fo:margin-top="0cm" fo:margin-bottom="0cm"/>
    </style:style>
    <style:style style:name="P4" style:family="paragraph" style:parent-style-name="Text_20_body" style:list-style-name="L3">
      <style:paragraph-properties fo:margin-top="0cm" fo:margin-bottom="0cm"/>
    </style:style>
    <style:style style:name="P5" style:family="paragraph" style:parent-style-name="Standard" style:list-style-name="L1"/>
    <style:style style:name="P6" style:family="paragraph" style:parent-style-name="Standard">
      <style:paragraph-properties fo:text-align="center" style:justify-single-word="false"/>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YACS</text:p>
      <text:p text:style-name="Standard"/>
      <text:p text:style-name="Standard"><text:s/></text:p>
      <text:p text:style-name="Standard">URL <text:s/>http://www.yacs.fr/ </text:p>
      <text:p text:style-name="Standard">Langue(s): Français, English, ...multilingue </text:p>
      <text:p text:style-name="Standard">Licence: GNU Lesser General Public License (LGPL) </text:p>
      <text:p text:style-name="Standard">Taille: &lt; 20 Mo </text:p>
      <text:p text:style-name="Standard">Code: Php, MySQL </text:p>
      <text:p text:style-name="Standard"/>
      <text:p text:style-name="Standard"/>
      <text:p text:style-name="Standard">Yacs offre des fonctionnalités complètes (dès l’installation initiale) qui couvrent un large panel d’utilisations possibles pour un site internet (communauté, blog, forum, wiki, galeries, formulaires, extranet, etc.) Les finitions sont également remarquables pour tout ce qui relève des standards et mécanismes d’interactions avec des serveurs ou programmes tiers. Les sites mis en ligne ont une excellente repérabilité grâce à l’implémentation de bonnes pratiques SEO. Le contenu est rangé selon un classement hiérarchique et/ou transversal, sans limitation de niveau de profondeur. le logiciel est bien sûr multi-utilisateurs avec une gestion des droits configurable globalement et localement. Le contenu multimédia est reconnu et les articles sont déclinables en plusieurs langues.</text:p>
      <text:p text:style-name="Standard"/>
      <text:p text:style-name="Standard">YACS possède à peu près toutes les fonctions de n'importe quel autre CMS, mais la principale différence tient au fait que tout y est basé sur un ensemble de scripts PHP. A partir de là, son panneau de contrôle autorise l'accès rapide à des combinaisons de paramétrage, d'installation, de mises à jour, très intuitif et rapide. <text:s/></text:p>
      <text:p text:style-name="Standard">L'application se présente comme une base de développement immédiate. Elle recouvre une très large palette des possibilités :</text:p>
      <text:p text:style-name="Standard"/>
      <text:p text:style-name="Text_20_body"><text:span text:style-name="Strong_20_Emphasis">CMS polymorphe</text:span></text:p>
      <text:list xml:id="list540592893" text:style-name="L2">
        <text:list-item>
          <text:p text:style-name="P3">Une définition sophistiquée des droits des utilisateurs et des droits d’édition afférents</text:p>
        </text:list-item>
        <text:list-item>
          <text:p text:style-name="P3">la syndication RSS sur les pages, les fichiers... qui fonctionne parfaitement, </text:p>
        </text:list-item>
        <text:list-item>
          <text:p text:style-name="P3">des définitions de blocs préparées telles que les boîtes "extra", les boîtes "gadget"... contenant différents univers accessibles par des navigations verticales qui leur sont dédiées.</text:p>
        </text:list-item>
        <text:list-item>
          <text:p text:style-name="P3">intégration de pas moins de trois éditeurs de texte et d’images</text:p>
        </text:list-item>
        <text:list-item>
          <text:p text:style-name="P3">intégration de Freemind, qui permet de réaliser de superbes cartes heuristiques à la manière de power point, (mais en libre...)</text:p>
        </text:list-item>
        <text:list-item>
          <text:p text:style-name="P3">intégration de S5,</text:p>
        </text:list-item>
        <text:list-item>
          <text:p text:style-name="P3">internationalisation d’ores et déjà aboutie en français, anglais, italien...</text:p>
        </text:list-item>
        <text:list-item>
          <text:p text:style-name="P3">l’emboîtement d’autant de sections que l’on souhaite à l’intérieur d’une section,</text:p>
        </text:list-item>
        <text:list-item>
          <text:p text:style-name="P3">la taxonomie, catégorisation à partir de mots clés,</text:p>
        </text:list-item>
        <text:list-item>
          <text:p text:style-name="P3">la spécialisation des pages et des sections, par systèmes de positionnement sous la forme de son choix : recettes, sondages, forums, mode wiki, etc.</text:p>
        </text:list-item>
        <text:list-item>
          <text:p text:style-name="P1">Une définition sophistiquée des droits des utilisateurs et des droits d’édition afférents Tout cela constitue des choix courants faciles à opérer à partir du panneau de contrôle dés lors que l’on est inscrit en tant qu’associé (webmestre). La liste des fonctionnalités offertes au simple paramétrage est extrêmement importante au point que nous n’en avons retenu ci-dessus que quelques unes.</text:p>
        </text:list-item>
      </text:list>
      <text:p text:style-name="Text_20_body"><text:span text:style-name="Strong_20_Emphasis">CMS extensible</text:span></text:p>
      <text:p text:style-name="Text_20_body">AEn plus des fonctionnalités qu’il offre nativement, Yacs permet aux programmeurs <text:soft-page-break/>d’étendre considérablement les scripts :</text:p>
      <text:p text:style-name="Text_20_body">Un graphisme à la carte est proposé par section (ou rubrique) ou sur l’ensemble de son serveur. Il permet de personnaliser un choix de styles proposés par défaut qu’il s’agit de "dériver" en manipulant les CSS afférents. YACS est un bonheur pour exécuter du graphisme selon les standards du Web ! Les administrateurs peuvent à leur gré utiliser les balises XHTML. Car YACS génère (bien entendu) du XHTML, même si au demeurant, l’archive livrée contient seulement des fichiers PHP (très bien documentés) et des feuilles de style. Le style peut, par ailleurs être finement réglé au niveau d’une page, avec la possibilité offerte pour chaque article d’intervenir sur des méta informations (contenues dans les balises ).</text:p>
      <text:list xml:id="list1844517619" text:style-name="L3">
        <text:list-item>
          <text:p text:style-name="P4">Les overlays permettent (entre autres) d’enrichir les données structurées d’un article (par exemple implémenter d’autres champs de saisie que les standards titre-intro-description),</text:p>
        </text:list-item>
        <text:list-item>
          <text:p text:style-name="P4">les layouts de personnaliser les listes dynamiques, les behaviours d’ajouter des possibilités de gestion/interactions,</text:p>
        </text:list-item>
        <text:list-item>
          <text:p text:style-name="P4">les hooks d’inclure des traitements à l’interieur du noyau, et enfin il est possible de surcharger le script d’affichage ou d’édition des pages.</text:p>
        </text:list-item>
        <text:list-item>
          <text:p text:style-name="P2">Les thèmes graphiques sont à base de scripts PHP et feuilles de style CSS ; tous les blocs HTML produits par le noyau sont personnalisables.</text:p>
        </text:list-item>
      </text:list>
      <text:p text:style-name="Text_20_body"><text:span text:style-name="Strong_20_Emphasis">Administration quotidienne facilitée</text:span></text:p>
      <text:p text:style-name="Text_20_body">La gestion des pages se fait directement depuis l’affichage de la page concernée ou de son conteneur parent (gestion en frontend). Selon les privilèges de l’utilisateur par rapport à la page, Yacs propose différentes commandes d’intercation. La gestion du contenu est donc naturelle et intuitive, et ne demande pas de parcourir l’aborescence une deuxième fois depuis un accès d’administration. Un panneau de contrôle rassemble les paramètres de configuration globale. La pérennité du produit est garantie par le rythme d’une douzaine de versions par an, dont trois ou quatre constituent des versions majeures, et impliquent une adaptation à la demande émise au fur et à mesure par la communauté de ce produit qui représente parfaitement ce que peut être la "french touch" dans le monde du logiciel libre.</text:p>
      <text:p text:style-name="Text_20_body">L’objet initial de l’élaboration de Yacs était la mise en place d’un extranet d’entreprise. Il présente donc une efficacité indéniable pour la gestion de projet et la collaboration en travail à distance. Même si un site n’affiche publiquement qu’une simple vitrine, il peut implémenter un extranet privé. Citons comme fonctionnalité notamment des profils utilisateurs complets, plusieurs workflows de discussions (en différé ou instantané), le dépôt de fichiers, la délégation de tâches, les prises de décisions et la surveillance de pages.</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Verdana" svg:font-family="Verdana"/>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 L</meta:initial-creator>
    <meta:creation-date>2010-08-31T21:35:31</meta:creation-date>
    <dc:date>2012-09-14T11:39:39</dc:date>
    <dc:creator>C L</dc:creator>
    <meta:editing-duration>PT11H38M57S</meta:editing-duration>
    <meta:editing-cycles>6</meta:editing-cycles>
    <meta:generator>LibreOffice/3.3$Unix LibreOffice_project/330m19$Build-6</meta:generator>
    <meta:document-statistic meta:table-count="0" meta:image-count="0" meta:object-count="0" meta:page-count="2" meta:paragraph-count="32" meta:word-count="841" meta:character-count="5545"/>
  </office:meta>
</office:document-meta>
</file>